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03</text:p>
      <text:p text:style-name="Standard"/>
      <text:p text:style-name="Standard">Demandeur : ROBIN Caroline</text:p>
      <text:p text:style-name="Standard">Adresse : 2 LD LES EPINARS<text:line-break/>44680 STE PAZANNE</text:p>
      <text:p text:style-name="Standard">Cédant : EARL DES LANDES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ERQUY</text:p>
      <text:p text:style-name="Standard"/>
      <text:p text:style-name="Standard"/>
      <text:p text:style-name="Standard"/>
      <text:p text:style-name="P1">Dossier n° : C22250303</text:p>
      <text:p text:style-name="P1"/>
      <text:p text:style-name="P1">Demandeur : ROBIN Caroline</text:p>
      <text:p text:style-name="P1">Adresse : 2 LD LES EPINARS<text:line-break/>44680 STE PAZANNE</text:p>
      <text:p text:style-name="P1">Cédant : EARL DES LANDES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ERQUY</text:p>
      <text:p text:style-name="P1"/>
      <text:p text:style-name="P1"/>
      <text:p text:style-name="P1">Parcelles : D775 - D776 - D803 - D804 - D805 - D1566 - D1568 - D1590 - D1589</text:p>
      <text:p text:style-name="P1">Superficie : 5,3802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